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4" svg:font-family="Ebrima"/>
    <style:font-face style:name="Ebrima3" svg:font-family="Ebrima" style:font-adornments="Regular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Mangal1" svg:font-family="Mangal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40pt" style:font-size-complex="40pt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24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font-name="Calibri3" style:font-name-asian="Calibri3" style:font-name-complex="Calibri3"/>
    </style:style>
    <style:style style:name="T9" style:family="text">
      <style:text-properties style:text-position="-33% 58%" style:font-name="Calibri2" style:font-name-asian="Calibri3" style:font-name-complex="Calibri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Ebrima4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rima4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33% 58%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style:font-name="Calibri2" fo:font-size="28pt" style:font-name-asian="Calibri3" style:font-size-asian="40pt" style:font-name-complex="Calibri3" style:font-size-complex="40pt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fo:font-size="28pt" style:font-size-asian="40pt" style:font-size-complex="40pt"/>
    </style:style>
    <style:style style:name="T20" style:family="text">
      <style:text-properties style:font-name="Calibri3" fo:font-size="24pt" style:font-name-asian="Calibri3" style:font-name-complex="Calibri3"/>
    </style:style>
    <style:style style:name="T21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22" style:family="text">
      <style:text-properties style:font-name="Calibri2" fo:font-size="24pt" style:font-name-asian="Calibri3" style:font-name-complex="Calibri3"/>
    </style:style>
    <style:style style:name="T23" style:family="text">
      <style:text-properties style:font-name="Calibri2" fo:font-size="24pt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4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25" style:family="text">
      <style:text-properties style:font-name="Calibri2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2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2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8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2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30" style:family="text">
      <style:text-properties fo:font-size="26pt" style:font-size-asian="36pt" style:font-size-complex="36pt"/>
    </style:style>
    <style:style style:name="T31" style:family="text">
      <style:text-properties fo:font-size="26pt" fo:font-style="italic" style:font-size-asian="36pt" style:font-style-asian="italic" style:font-size-complex="36pt" style:font-style-complex="italic"/>
    </style:style>
    <style:style style:name="T32" style:family="text">
      <style:text-properties fo:font-size="20pt" style:font-size-asian="26pt" style:font-size-complex="26pt"/>
    </style:style>
    <style:style style:name="T33" style:family="text">
      <style:text-properties fo:font-size="20pt" fo:font-style="italic" style:font-size-asian="26pt" style:font-style-asian="italic" style:font-size-complex="26pt" style:font-style-complex="italic"/>
    </style:style>
    <style:style style:name="T34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Ladungserhaltungs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 einem abgeschlossenen System bleibt die Summe aus positiver und negativer Ladung kons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Elementarladung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Ladung besitzt eine gequantelte, atomistische Struktur. Es gibt eine kleinste, nicht mehr teilbare Ladung, die Elementarladung <text:span text:style-name="T1">e</text:span><text:span text:style-name="T2">.</text:span></text:p>
            <text:p><text:span text:style-name="T2">Jede andere Ladung lässt sich als ganzzahliges Vielfaches von e schreiben:</text:span></text:p>
          </draw:text-box>
        </draw:frame>
        <draw:frame draw:style-name="gr2" draw:text-style-name="P1" draw:layer="layout" svg:width="6.182cm" svg:height="1.033cm" svg:x="10.908cm" svg:y="13.283cm">
          <text:p/>
          <draw:object xlink:href="../Elementarladung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adungsdichte? Wie hängt diese mit der Gesamtladung zusamm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Ladungsdichte <text:span text:style-name="T1">ρ</text:span>(<text:span text:style-name="T3">r</text:span>) ist Ladung pro Volumeneinheit.</text:p>
          </draw:text-box>
        </draw:frame>
        <draw:frame draw:style-name="gr2" draw:text-style-name="P1" draw:layer="layout" svg:width="5.537cm" svg:height="1.892cm" svg:x="11.231cm" svg:y="11.853cm">
          <text:p/>
          <draw:object xlink:href="../Ladungsdichte%20und%20Gesamtlad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Ladungsdichte einer Punktladung <text:span text:style-name="T1">q</text:span> an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ρ</text:span>(<text:span text:style-name="T3">r</text:span>) = <text:span text:style-name="T1">q</text:span> δ(<text:span text:style-name="T3">r</text:span> − <text:span text:style-name="T3">r</text:span><text:span text:style-name="T4">0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charakterisiert die Stromdichte <text:span text:style-name="T3">j</text:span><text:span text:style-name="T5">(</text:span><text:span text:style-name="T3">r</text:span><text:span text:style-name="T5">) die bewegte Ladung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tab/>: Normale in Bewegungsrichtung der fließenden Ladung</text:p>
            <text:p/>
            <text:p><text:tab/>: Ladung, die pro Zeiteinheit durch die Flächeneinheit senkrecht zur Stromrichtung transportiert wird</text:p>
          </draw:text-box>
        </draw:frame>
        <draw:frame draw:style-name="gr2" draw:text-style-name="P1" draw:layer="layout" svg:width="1.206cm" svg:height="2.192cm" svg:x="3.696cm" svg:y="8.403cm">
          <text:p/>
          <draw:object xlink:href="../Normale%20der%20Stromdichte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1.206cm" svg:height="1.033cm" svg:x="1.796cm" svg:y="11.043cm">
          <text:p/>
          <draw:object xlink:href="../Ladungstransport%20pro%20Zeiteinheit%20durch%20Flächeneinheit%20senkrecht%20zur%20Stromricht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hält man die Stromstärke <text:span text:style-name="T1">I</text:span> durch eine vorgegebene Fläche <text:span text:style-name="T1">F</text:span> aus der Stromdichte <text:span text:style-name="T3">j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as Flächenintegral</text:p>
          </draw:text-box>
        </draw:frame>
        <draw:frame draw:style-name="gr2" draw:text-style-name="P1" draw:layer="layout" svg:width="4.392cm" svg:height="1.892cm" svg:x="11.803cm" svg:y="11.853cm">
          <text:p/>
          <draw:object xlink:href="../Stromstärk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Ladungserhaltung als Kontinuitätsgleichung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5.556cm" svg:height="1.997cm" svg:x="11.221cm" svg:y="9.501cm">
          <text:p/>
          <draw:object xlink:href="../Erhaltungssatz%20der%20Ladung%20als%20Kontinuitätsgleich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uf welchen experimentellen Erfahrungstatsachen baut die Elektrostatik auf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<text:span text:style-name="T6">Coulomb-Kraft</text:span> <text:span text:style-name="T3">F</text:span><text:span text:style-name="T4">12</text:span></text:p>
            <text:p/>
            <text:p>1. ist direkt proportional zu den Ladungen <text:span text:style-name="T1">q</text:span><text:span text:style-name="T4">1</text:span>, <text:span text:style-name="T1">q</text:span><text:span text:style-name="T4">2</text:span>;</text:p>
            <text:p>2. ist umgekehrt proportional zum Quadrat des Abstandes der beiden Ladungen;</text:p>
            <text:p>3. wirkt entlang der Verbindungslinie anziehend für ungleichnamige, abstoßend für gleichnamige Ladungen;</text:p>
            <text:p>4. erfüllt <text:span text:style-name="T1">actio</text:span> = <text:span text:style-name="T1">reactio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Coulomb-Gesetz für Punktladung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em Abstand der beiden Punktladungen q1 und q2</text:p>
            <text:p/>
            <text:p>gilt für die Kraftwirkung zwischen den beiden Ladungen das <text:span text:style-name="T6">Coulomb'sche Gesetz</text:span>:</text:p>
          </draw:text-box>
        </draw:frame>
        <draw:frame draw:style-name="gr2" draw:text-style-name="P1" draw:layer="layout" svg:width="7.244cm" svg:height="1.168cm" svg:x="10.377cm" svg:y="9.915cm">
          <text:p/>
          <draw:object xlink:href="../Abstand%20r12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10.721cm" svg:height="2.564cm" svg:x="8.639cm" svg:y="13.517cm">
          <text:p/>
          <draw:object xlink:href="../Coulomb'sches%20Geset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Superpositionsprinzip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s entspricht dem vierten Newton'schen Axiom und besagt, dass sich die von mehreren Ladungen <text:span text:style-name="T1">q</text:span><text:span text:style-name="T7">j</text:span> auf die Ladung <text:span text:style-name="T1">q</text:span><text:span text:style-name="T7">l</text:span> ausgeübten Coulomb-Kräfte vektoriell addieren:</text:p>
          </draw:text-box>
        </draw:frame>
        <draw:frame draw:style-name="gr2" draw:text-style-name="P1" draw:layer="layout" svg:width="8.392cm" svg:height="2.578cm" svg:x="9.803cm" svg:y="12.81cm">
          <text:p/>
          <draw:object xlink:href="../Superpositionsprinzip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elektrostatische Feld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ie Kraft auf eine Testladung <text:span text:style-name="T1">q</text:span>:</text:p>
          </draw:text-box>
        </draw:frame>
        <draw:frame draw:style-name="gr2" draw:text-style-name="P1" draw:layer="layout" svg:width="3.759cm" svg:height="2.192cm" svg:x="12.12cm" svg:y="11.703cm">
          <text:p/>
          <draw:object xlink:href="../Definition%20des%20elektrischen%20Feldes%20E(r)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Konstante k im Gauß'schen (cgs-) System und im SI-(MKSA-)System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Gauß'sches System: k = 1</text:p>
            <text:p>SI-System: k = 1 / 4<text:span text:style-name="T8">πε</text:span><text:span text:style-name="T9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Wert der Influenzkonstanten bzw. Dielektrizitätskonstante des Vakuums <text:span text:style-name="T10">ε</text:span><text:span text:style-name="T11">0</text:span><text:span text:style-name="T10">?</text:span></text:p>
          </draw:text-box>
        </draw:frame>
        <draw:frame presentation:style-name="pr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.89cm" svg:height="2.396cm" svg:x="6.054cm" svg:y="9.301cm">
          <text:p/>
          <draw:object xlink:href="../Epsilon%20Null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Punktlad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533cm" svg:height="2.564cm" svg:x="10.233cm" svg:y="9.217cm">
          <text:p/>
          <draw:object xlink:href="../Elektrisches%20Feld%20einer%20Punktladung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von <text:span text:style-name="T1">n</text:span> Punktladung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9.597cm" svg:height="2.578cm" svg:x="9.201cm" svg:y="9.21cm">
          <text:p/>
          <draw:object xlink:href="../Elektrisches%20Feld%20von%20n%20Punktladungen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kontinuierlichen Ladungsvertei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<text:span text:style-name="T1">q</text:span> = ρ(<text:span text:style-name="T3">r</text:span>')d<text:span text:style-name="T12">3</text:span><text:span text:style-name="T1">r</text:span>' der Ladung im Volumenelement d<text:span text:style-name="T12">3</text:span><text:span text:style-name="T13">r</text:span>' um <text:span text:style-name="T3">r</text:span>'</text:p>
            <text:p>erzeugt d<text:span text:style-name="T1">q</text:span> bei <text:span text:style-name="T3">r</text:span> das Feld</text:p>
            <text:p/>
            <text:p/>
            <text:p/>
            <text:p>So erhält man</text:p>
          </draw:text-box>
        </draw:frame>
        <draw:frame draw:style-name="gr2" draw:text-style-name="P1" draw:layer="layout" svg:width="8.112cm" svg:height="2.327cm" svg:x="9.943cm" svg:y="10.336cm">
          <text:p/>
          <draw:object xlink:href="../Elektrisches%20Feld%20einer%20kontinuierlichen%20Ladungsverteilung%20(differentiell)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" draw:layer="layout" svg:width="11.937cm" svg:height="2.327cm" svg:x="8.41cm" svg:y="14.436cm">
          <text:p/>
          <draw:object xlink:href="../Elektrisches%20Feld%20einer%20kontinuierlichen%20Ladungsverteil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12.179cm" svg:x="1.4cm" svg:y="4.914cm" presentation:class="subtitle">
          <draw:text-box>
            <text:p>Die Feldlinien beeinflussen einander; ungleichnamige Ladungen üben einen Feldlinien-<text:span text:style-name="T1">Zug</text:span><text:span text:style-name="T2"> aufeinander aus, gleichnamige Ladungen einen Feldlinien-</text:span><text:span text:style-name="T1">Druck</text:span><text:span text:style-name="T2">, sie stoßen sich also ab. Die Feldlinie ist als Bahn eines positiven Probenkörpers definiert, Feldlinien schneiden sich somit nie. Sie starten in positiven und enden in negativen Ladungen.</text:span></text:p>
          </draw:text-box>
        </draw:frame>
        <draw:frame presentation:style-name="pr4" draw:layer="layout" svg:width="25.199cm" svg:height="4.51cm" svg:x="1.4cm" svg:y="0.335cm" presentation:class="title" presentation:user-transformed="true">
          <draw:text-box>
            <text:p>Wie hat man den Wechselwirkungsprozess zwischen Punktladungen im <text:span text:style-name="T1">Feldkonzept</text:span> zu verstehen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Coulomb-Kraft konservativ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Ja, aus</text:p>
            <text:p>rot (<text:span text:style-name="T1">q</text:span> <text:span text:style-name="T3">E</text:span>) <text:span text:style-name="T8">≡</text:span><text:span text:style-name="T14"> 0</text:span></text:p>
            <text:p><text:span text:style-name="T14"/></text:p>
            <text:p><text:span text:style-name="T14">folgt, dass die</text:span></text:p>
            <text:p><text:span text:style-name="T14">Coulomb-Kraft </text:span><text:span text:style-name="T15">F</text:span><text:span text:style-name="T14">(</text:span><text:span text:style-name="T15">r</text:span><text:span text:style-name="T14">) = </text:span><text:span text:style-name="T16">q</text:span><text:span text:style-name="T14"> </text:span><text:span text:style-name="T15">E</text:span><text:span text:style-name="T14">(</text:span><text:span text:style-name="T15">r</text:span><text:span text:style-name="T14">)</text:span></text:p>
            <text:p><text:span text:style-name="T14">konservativ ist, sie also ein Potential besitzt:</text:span></text:p>
            <text:p><text:span text:style-name="T14"/></text:p>
            <text:p><text:span text:style-name="T15">F</text:span><text:span text:style-name="T14"> = −</text:span><text:span text:style-name="T17">∇</text:span><text:span text:style-name="T16">V</text:span><text:span text:style-name="T14"> ;</text:span><text:span text:style-name="T14"><text:tab/></text:span><text:span text:style-name="T16">V</text:span><text:span text:style-name="T14"> = </text:span><text:span text:style-name="T16">q</text:span><text:span text:style-name="T14"> </text:span><text:span text:style-name="T18">φ</text:span><text:span text:style-name="T14">(</text:span><text:span text:style-name="T15">r</text:span><text:span text:style-name="T1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skalare elektrische Potential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as statisch-elektrische Feld ist ein reines Gradientenfeld:</text:p>
            <text:p/>
            <text:p><text:span text:style-name="T3">E</text:span>(<text:span text:style-name="T3">r</text:span>) = −<text:span text:style-name="T19">∇</text:span> <text:span text:style-name="T18">φ</text:span>(<text:span text:style-name="T3">r</text:span>)</text:p>
            <text:p/>
            <text:p>Diese Beziehung definiert das skalare elektrische Potential</text:p>
          </draw:text-box>
        </draw:frame>
        <draw:frame draw:style-name="gr2" draw:text-style-name="P1" draw:layer="layout" svg:width="9.88cm" svg:height="2.327cm" svg:x="9.059cm" svg:y="14.236cm">
          <text:p/>
          <draw:object xlink:href="../skalares%20elektrisches%20Potential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elektrischen Feldlinien relativ zu den Äquipotentialfläch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us <text:span text:style-name="T3">E</text:span>(<text:span text:style-name="T3">r</text:span>) = −<text:span text:style-name="T19">∇</text:span> <text:span text:style-name="T18">φ</text:span>(<text:span text:style-name="T3">r</text:span>) ersieht man, dass die Feldlinien senkrecht auf den Äquipotentialflächen stehe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n skalares Potential und elektrisches Feld einer homogen geladenen Kugel (Radius R, Gesamtladung Q)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3.584cm" svg:height="4.977cm" svg:x="7.207cm" svg:y="6.611cm">
          <text:p/>
          <draw:object xlink:href="../skalares%20Potential%20einer%20homogen%20geladenen%20Kugel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" draw:layer="layout" svg:width="11.376cm" svg:height="8.594cm" svg:x="8.311cm" svg:y="11.802cm">
          <text:p/>
          <draw:object xlink:href="../elektrisches%20Feld%20einer%20homogen%20geladenen%20Kugel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physikalischen</text:span> Gauß’schen 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Fluss des <text:span text:style-name="T3">E</text:span>-Feldes durch die Oberfläche eines beliebigen Volumens <text:span text:style-name="T1">V</text:span> ist bis auf einen unwesentlichen Faktor gleich der von <text:span text:style-name="T1">V</text:span> eingeschlossenen Gesamtladung <text:span text:style-name="T1">q</text:span>(<text:span text:style-name="T1">V</text:span>).</text:p>
          </draw:text-box>
        </draw:frame>
        <draw:frame draw:style-name="gr2" draw:text-style-name="P1" draw:layer="layout" svg:width="18.685cm" svg:height="4.671cm" svg:x="4.657cm" svg:y="13.464cm">
          <text:p/>
          <draw:object xlink:href="../Fluss%20des%20elektrischen%20Feldes%20E(r)%20durch%20die%20Oberfläche%20S(V)%20eines%20Volumens%20V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differenziel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4.451cm" svg:height="4.104cm" svg:x="11.774cm" svg:y="8.447cm">
          <text:p/>
          <draw:object xlink:href="../Differenzielle%20Darstellung%20der%20Maxwell-Gleichungen%20der%20Elektrostatik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integra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513cm" svg:height="5.311cm" svg:x="10.243cm" svg:y="7.844cm">
          <text:p/>
          <draw:object xlink:href="../Integrale%20Darstellung%20der%20Maxwell-Gleichungen%20der%20Elektrostatik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Grundproblem der Elektr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Lösung der linearen, inhomogenen partiellen Differenzialgleichung 2. Ordnung, der Poisson-Gleichung:</text:p>
          </draw:text-box>
        </draw:frame>
        <draw:frame draw:style-name="gr2" draw:text-style-name="P1" draw:layer="layout" svg:width="6.763cm" svg:height="1.954cm" svg:x="10.618cm" svg:y="12.522cm">
          <text:p/>
          <draw:object xlink:href="../Poisson-Gleichung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tellen Sie den Zusammenhang zwischen den Maxwell-Gleichungen und der Poisson-Gleichung her.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ittels des skalaren Potentials des elektrischen Feldes lassen sich die beiden Maxwell-Gleichungen in differenzieller Form zur Poisson-Gleichung zusammenfassen.</text:p>
          </draw:text-box>
        </draw:frame>
        <draw:frame draw:style-name="gr2" draw:text-style-name="P1" draw:layer="layout" svg:width="9.88cm" svg:height="2.327cm" svg:x="9.059cm" svg:y="13.236cm">
          <text:p/>
          <draw:object xlink:href="../skalares%20elektrisches%20Potential.odf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1" draw:layer="layout" svg:width="14.156cm" svg:height="4.323cm" svg:x="6.921cm" svg:y="15.738cm">
          <text:p/>
          <draw:object xlink:href="../Poisson-Gleichung%20aus%20dem%20skalaren%20elektrischen%20Potential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aplace-Gleichung und wann muß sie gelöst werden?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><text:span text:style-name="T20">Δ</text:span><text:span text:style-name="T21">φ</text:span><text:span text:style-name="T22">(</text:span><text:span text:style-name="T23">r</text:span><text:span text:style-name="T22">) </text:span><text:span text:style-name="T20">≡</text:span><text:span text:style-name="T22"> 0</text:span></text:p>
            <text:p><text:span text:style-name="T22"/></text:p>
            <text:p><text:span text:style-name="T22">Wenn der Raumbereich ladungsfrei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ie <text:span text:style-name="T6">allgemeine</text:span> Lösung der Poisson-Gleichung auch darstellen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Als Summe einer <text:span text:style-name="T6">speziellen</text:span> Lösung der Poisson-Gleichung und der allgemeinen Lösung der Laplac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4" draw:layer="layout" svg:width="25.199cm" svg:height="3.925cm" svg:x="1.4cm" svg:y="0.626cm" presentation:class="title" presentation:user-transformed="true">
          <draw:text-box>
            <text:p><text:span text:style-name="T19">Wie verhalten sich Normal- und Tangentialkomponente des elektrostatischen Feldes beim Durchgang durch eine Grenzfläche mit der Flächenladungsdichte σ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Normalkomponente verhält sich an der Grenzfläche unstetig, während die Tangentialkomponente auf jeden Fall stetig durch die Grenzfläche geht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 einer statischen Ladungskonfiguration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Energie einer auf einen endlichen Raumbereich beschränkten Ladungskonfiguration ρ(<text:span text:style-name="T3">r</text:span>) entspricht der Arbeit, die notwendig ist, um Ladungen aus dem Unendlichen ( <text:span text:style-name="T18">φ</text:span>(∞) = 0 ) zu dieser Konfiguration zusammenzuziehen.</text:p>
          </draw:text-box>
        </draw:frame>
        <draw:frame draw:style-name="gr2" draw:text-style-name="P1" draw:layer="layout" svg:width="12.827cm" svg:height="5.062cm" svg:x="7.586cm" svg:y="13.168cm">
          <text:p/>
          <draw:object xlink:href="../Verschiebearbeit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Energiedichte des elektrostatischen Feldes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3.937cm" svg:height="1.954cm" svg:x="12.031cm" svg:y="10.222cm">
          <text:p/>
          <draw:object xlink:href="../Energiedichte%20des%20elektrostatischen%20Feldes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Plattenkondensator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Unter einem Plattenkondensator versteht man ein System von zwei parallel zueinanderangeordneten Platten mit dem Abstand <text:span text:style-name="T1">d</text:span> und der Fläche <text:span text:style-name="T1">F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apazität eines Kondensators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urch die Proportionalitätskonstante zwischen Kondensatorladung und Spannung:</text:p>
          </draw:text-box>
        </draw:frame>
        <draw:frame draw:style-name="gr2" draw:text-style-name="P1" draw:layer="layout" svg:width="7.886cm" svg:height="2.192cm" svg:x="10.056cm" svg:y="12.903cm">
          <text:p/>
          <draw:object xlink:href="../Kapazität%20des%20Plattenkondensator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 Energiedichte liegt in einem Kugelkondensator vor? Wie lautet seine Gesamtenerg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6.373cm" svg:height="6.212cm" svg:x="5.813cm" svg:y="7.393cm">
          <text:p/>
          <draw:object xlink:href="../Energiedichte%20des%20Kugelkondensators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äuft das elektrische Feld in einem Zylinderkondensator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xialsymmetrisch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einem Dipol? Wie sieht das von einem Dipol <text:span text:style-name="T3">p</text:span> bewirkte skalare Potential aus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ine Anordnung von zwei entgegengesetzt gleich großen Punktladungen <text:span text:style-name="T8">±</text:span><text:span text:style-name="T16">q</text:span><text:span text:style-name="T24">, deren Abstand </text:span><text:span text:style-name="T16">a</text:span><text:span text:style-name="T24"> bei gleichzeitig anwachsender Ladung </text:span><text:span text:style-name="T16">q</text:span><text:span text:style-name="T24"> so gegen Null geht, dass das </text:span><text:span text:style-name="T25">Dipolmoment</text:span></text:p>
            <text:p><text:span text:style-name="T24"/></text:p>
            <text:p><text:span text:style-name="T24"/></text:p>
            <text:p><text:span text:style-name="T24"/></text:p>
            <text:p><text:span text:style-name="T24">dabei konstant und endlich bleibt. Der so definierte Dipol liegt dann in einem festen Raumpunkt.</text:span></text:p>
            <text:p><text:span text:style-name="T24"/></text:p>
          </draw:text-box>
        </draw:frame>
        <draw:frame draw:style-name="gr2" draw:text-style-name="P1" draw:layer="layout" svg:width="4.06cm" svg:height="2.295cm" svg:x="11.969cm" svg:y="9.852cm">
          <text:p/>
          <draw:object xlink:href="../Dipolmoment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<text:span text:style-name="T1">r</text:span>-Abhängigkeit besitzt das elektrische Dipolfeld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r</text:span><text:span text:style-name="T12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as elektrische Potential des Dipols aus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13cm" svg:height="2.327cm" svg:x="10.434cm" svg:y="9.336cm">
          <text:p/>
          <draw:object xlink:href="../elektrisches%20Potential%20des%20Dipols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Komponenten des elektrischen Feldes beim Dipol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Wählt man als Polarachse die Dipolrichtung p,</text:p>
            <text:p/>
            <text:p/>
            <text:p/>
            <text:p>so erhält man als Komponenten des elektrischen Feldes</text:p>
          </draw:text-box>
        </draw:frame>
        <draw:frame draw:style-name="gr2" draw:text-style-name="P1" draw:layer="layout" svg:width="10.229cm" svg:height="2.327cm" svg:x="8.885cm" svg:y="9.936cm">
          <text:p/>
          <draw:object xlink:href="../elektrisches%20Potential%20des%20Dipols%20in%20Kugelkoordinaten%20mit%20Polarachse%20=%20Dipolrichtung%20p.odf" xlink:type="simple" xlink:show="embed" xlink:actuate="onLoad"/>
          <draw:image xlink:href="./ObjectReplacements/Object 31" xlink:type="simple" xlink:show="embed" xlink:actuate="onLoad"/>
        </draw:frame>
        <draw:frame draw:style-name="gr2" draw:text-style-name="P1" draw:layer="layout" svg:width="10.181cm" svg:height="6.93cm" svg:x="8.909cm" svg:y="13.734cm">
          <text:p/>
          <draw:object xlink:href="../Komponenten%20des%20elektrischen%20Feldes%20beim%20Dipol%20in%20Kugelkoordinaten%20mit%20Polarachse%20=%20Dipolrichtung%20p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as Dipolfeld in kompakter For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3.955cm" svg:height="2.434cm" svg:x="7.022cm" svg:y="9.282cm">
          <text:p/>
          <draw:object xlink:href="../Dipolfeld%20in%20kompakter%20Form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text-style-name="P4" draw:layer="layout" svg:width="25.199cm" svg:height="3.925cm" svg:x="1.4cm" svg:y="0.627cm" presentation:class="title" presentation:user-transformed="true">
          <draw:text-box>
            <text:p><text:span text:style-name="T19">Welche Kraft und welches Drehmoment wirken auf einen Dipol im homogenen elektrostatischen Feld? Bei welcher Stellung hat der Dipol die geringste potenzielle Energie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a <text:span text:style-name="T3">F</text:span><text:span text:style-name="T4">D</text:span>(<text:span text:style-name="T3">r</text:span>) = (<text:span text:style-name="T3">p</text:span> · <text:span text:style-name="T19">∇</text:span>) <text:span text:style-name="T3">E</text:span>(<text:span text:style-name="T3">r</text:span>) erfährt der Dipol keine Kraft, aber das Drehmoment</text:p>
            <text:p><text:span text:style-name="T3">M</text:span><text:span text:style-name="T4">D</text:span>(<text:span text:style-name="T3">r</text:span>) = <text:span text:style-name="T3">p</text:span> × <text:span text:style-name="T3">E</text:span>(<text:span text:style-name="T3">r</text:span>) .</text:p>
            <text:p/>
            <text:p>Bei Parallelstellung von Dipol und Feld</text:p>
          </draw:text-box>
        </draw:frame>
        <draw:frame draw:style-name="gr2" draw:text-style-name="P1" draw:layer="layout" svg:width="6.699cm" svg:height="3.588cm" svg:x="10.65cm" svg:y="13.605cm">
          <text:p/>
          <draw:object xlink:href="../Zustand%20geringster%20Energie%20des%20Dipols%20im%20homogenen%20elektrischen%20Feld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polschich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nter einer <text:span text:style-name="T1">Dipolschicht</text:span> (auch <text:span text:style-name="T1">Doppelschicht</text:span>) versteht man eine mit Dipolen belegte Fläche, deren Achsen überall die Richtung der Flächennormalen haben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Potentialsprung ergibt sich beim Durchgang durch eine Dipolschicht mit der Dipolflächendichte <text:span text:style-name="T3">D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Damit <text:span text:style-name="T3">D</text:span> endlich bleibt muß die Flächenladungsdichte über alle Grenzen wachsen (analog zur Definition des Dipols).</text:p>
            <text:p/>
            <text:p>Rechnet man das Potential aus</text:p>
            <text:p/>
            <text:p>So erhält man für den Potentialsprung, der als Potentialabfall innerhalb der Dipolschicht erklärbar ist (identisch zu einem Plattenkondensator mit Plattenabstand <text:span text:style-name="T1">d</text:span><text:span text:style-name="T2"> !</text:span>):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Potentialsprung ergibt sich beim Durchgang durch eine Dipolschicht mit der Dipolflächendichte <text:span text:style-name="T3">D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Man erhält für den Potentialsprung:</text:p>
            <text:p/>
            <text:p/>
            <text:p/>
            <text:p/>
            <text:p>Dieser ist als Potentialabfall <text:span text:style-name="T6">innerhalb</text:span> der Dipolschicht erklärbar. Fasst man die Dipolschicht als einen Plattenkondensator mit Plattenabstand <text:span text:style-name="T1">d</text:span><text:span text:style-name="T2"> auf, so entspricht dies exakt der Spannung zwischen den beiden Platten.</text:span></text:p>
          </draw:text-box>
        </draw:frame>
        <draw:frame draw:style-name="gr2" draw:text-style-name="P1" draw:layer="layout" svg:width="8.415cm" svg:height="3.95cm" svg:x="9.792cm" svg:y="7.924cm">
          <text:p/>
          <draw:object xlink:href="../Potentialsprung%20beim%20Durchgang%20durch%20die%20Dipolschicht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Quadrupol? Wie sieht das Quadrupolpotential aus?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Ein Quadrupol ist analog zu einem Dipol aus zwei antiparallelen, gleich großen Dipolen zusammengesetzt. Das Quadrupolpotential errechnet sich wie folgt: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6.322cm" svg:height="12.558cm" svg:x="5.838cm" svg:y="7.92cm">
          <text:p/>
          <draw:object xlink:href="../Potential%20des%20Quadrupols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Quadrupolmomente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it der Forderung, dass diese beim Grenzübergang endlich bleiben (analog zum Dipolmoment)</text:p>
          </draw:text-box>
        </draw:frame>
        <draw:frame draw:style-name="gr2" draw:text-style-name="P1" draw:layer="layout" svg:width="4.912cm" svg:height="2.467cm" svg:x="11.543cm" svg:y="7.366cm">
          <text:p/>
          <draw:object xlink:href="../Quadrupolmoment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kizzieren Sie die Äquipotentialflächen und die elektrischen Feldlinien des gestreckten (linearen) Quadrupols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4.099cm" svg:height="9.999cm" svg:x="6.95cm" svg:y="5.5cm">
          <text:p/>
          <draw:object xlink:href="../Äquipotentialflächen%20und%20Feldlinien%20des%20gestreckten%20(linearen)%20Quadrupols.PNG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ultipolentwick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Auswertung des Volumenintegrals über eine räumlich begrenzte Ladungsverteilung. Da nur das asymptotische Verhalten von <text:span text:style-name="T18">φ</text:span><text:span text:style-name="T26"> und </text:span><text:span text:style-name="T27">E</text:span><text:span text:style-name="T28"> in der </text:span><text:span text:style-name="T29">Fernzone</text:span><text:span text:style-name="T28"> (</text:span><text:span text:style-name="T29">r</text:span><text:span text:style-name="T28"> &gt;&gt; </text:span><text:span text:style-name="T29">R</text:span><text:span text:style-name="T28">) interessiert, führt man eine Taylor-Entwicklung des Integranden nach </text:span><text:span text:style-name="T29">r</text:span><text:span text:style-name="T28">'/</text:span><text:span text:style-name="T29">r</text:span><text:span text:style-name="T28"> – Potenzen a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ultipolentwick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Potentialentwicklung nach den Momenten der Ladungsverteilung. Es zeigt sich, dass sich das Potential einer beliebigen Ladungsverteilung aus den Potentialen einer Punktladung, eines Dipols, eines Quadrupols, eines Oktupols usw. zusammensetzt.</text:p>
            <text:p>Für sehr weit vom <text:span text:style-name="T8">ρ ≠ </text:span><text:span text:style-name="T14">0 – Gebiet entfernte Punkte wirkt die Ladungsverteilung wie eine Punktladung im Ursprung, da das erste Glied der Entwicklung dominiert.</text:span></text:p>
          </draw:text-box>
        </draw:frame>
        <draw:frame draw:style-name="gr2" draw:text-style-name="P1" draw:layer="layout" svg:width="15.006cm" svg:height="2.429cm" svg:x="6.496cm" svg:y="15.085cm">
          <text:p/>
          <draw:object xlink:href="../Multipolentwicklung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Sie das Dipolmoment und das Quadrupolmoment einer Ladungsdichte <text:span text:style-name="T1">ρ</text:span>(<text:span text:style-name="T3">r</text:span>)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6.705cm" svg:height="1.274cm" svg:x="10.647cm" svg:y="8.562cm">
          <text:p/>
          <draw:object xlink:href="../Dipolmoment%20einer%20Ladungsdichte.odf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1" draw:layer="layout" svg:width="12.291cm" svg:height="1.291cm" svg:x="7.854cm" svg:y="12.454cm">
          <text:p/>
          <draw:object xlink:href="../Quadrupolmoment%20einer%20Ladungsdichte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as Dipolmoment bei einer Drehung, wie bei einer Translation des Koordinatensystems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spezielle Eigenschaften des Quadrupoltensors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Haben kugelsymmetrische Ladungsverteilungen ein Dipolmoment und ein Quadrupolmoment? Begründen Sie Ihre Antwort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Randwertproble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richlet- und Neumann-Randbedingungen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Nennen Sie physikalische Situationen für Dirichlet- bzw. Neumann-Randbedingunge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Green’sche Funktion in der Elektrostatik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bestimmt die Green’sche Funktion das elektrostatische Potential bei vorgegebenen Dirichlet- (Neumann-) Randbedingung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Methode der Bildladungen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influenzierter Ladungsdicht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30">Was ist eine Bildkraft? Wie groß ist diese für eine Punktladung </text:span><text:span text:style-name="T31">q</text:span><text:span text:style-name="T30"> vor einer unendlich ausgedehnten, geerdeten Metallplatte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text-style-name="P6" draw:layer="layout" svg:width="25.199cm" svg:height="3.506cm" svg:x="1.4cm" svg:y="0.832cm" presentation:class="title" presentation:user-transformed="true">
          <draw:text-box>
            <text:p><text:span text:style-name="T32">Eine Punktladung </text:span><text:span text:style-name="T33">q</text:span><text:span text:style-name="T32"> befinde sich im Abstand </text:span><text:span text:style-name="T33">r</text:span><text:span text:style-name="T32"> vom Mittelpunkt einer geerdeten Metallkugel vom Radius R (</text:span><text:span text:style-name="T33">r</text:span><text:span text:style-name="T32"> &gt; R). Wie groß ist die gesamte, auf der Kugel influenzierte Flächenladung? Ist die Bildkraft anziehend oder abstoßend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 Funktionensystem <text:span text:style-name="T1">u</text:span><text:span text:style-name="T7">n</text:span>(<text:span text:style-name="T1">x</text:span>) vollständi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Vollständigkeitsrelatio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Beispiele vollständiger Funktionensysteme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Separationsansatz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Lösung der Laplace-Gleichung in Kugelkoordina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text-style-name="P7" draw:layer="layout" svg:width="25.199cm" svg:height="3.506cm" svg:x="1.4cm" svg:y="0.841cm" presentation:class="title" presentation:user-transformed="true">
          <draw:text-box>
            <text:p><text:span text:style-name="T34">Welches vollständige Funktionensystem bietet sich zur Lösung der Laplace-Gleichung bei Randbedingungen mit azimutaler Symmetrie an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sphärischen Multipolmomen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t das makroskopische mit dem mikroskopischen elektrischen Feld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makroskopischen Polaris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en dielektrische Verschiebung, elektrisches Feld und Polarisation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<text:span text:style-name="T3">D</text:span> und <text:span text:style-name="T3">E</text:span>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der Elektrostatik in der Mater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eigentliche Messgröße: <text:span text:style-name="T3">D</text:span> oder <text:span text:style-name="T3">E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formationspolarisation, was unter Orientierungspolarisatio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-, Para- und Ferroelektrika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ische Suszeptibilität definiert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en Suszeptibilität und Dielektrizitätskonstan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Beschreiben Sie die Bedeutung der molekularen Polarisierbarkeit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Clausius-Mossotti-Formel? Skizzieren Sie die Herleitung dieser Formel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elektrostatische Feldenergie im materieerfüllten Rau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4" svg:font-family="Ebrima"/>
    <style:font-face style:name="Ebrima3" svg:font-family="Ebrima" style:font-adornments="Regular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Mangal1" svg:font-family="Mangal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4T17:44:53.340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object-count="390"/>
  </office:meta>
</office:document-meta>
</file>